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style:use-window-font-color="true"/>
    </style:style>
    <style:style style:name="T28" style:family="text">
      <style:text-properties fo:background-color="#000000"/>
    </style:style>
    <style:style style:name="T29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8"/>
      <text:p text:style-name="P7">BA 16 08 13 02 BA 16 08 13 42 BA 16 08 13 26 25 13 02 88 17 08 27 2B 2F 38 3C 13 02 A1 17 08 13 31 00 00 01 13 02 A6 17 10 13 02 A6 17 08 6A 13 02 A8 17 0E 13 02 A6 17 08 39 3E 38 CE 0D 13 02</text:p>
      <text:p text:style-name="P7">B7 17 0F 36 32 2E 2A 26 21 21 23 26 2A 2E 33 37 13 2E 33 35 13 2D 13 27 13 24 13 22 13 22 13 22 13 43 AB 01 08 13 22 24 27 2A 2E 37 3B 3F 3C 3A 36 32 2E 2A 26 21 21 23 26 2A 2E 33 37 13 2E 33</text:p>
      <text:p text:style-name="P7">35 13 2D 13 27 13 24 13 22 13 22 13 22 13 43 97 04 08 13 22 24 27 2A 2E 37 3B 3F 3C 3A 36 32 2E 2A 26 21 21 23 26 2A 2E 33 37 13 2E 33 35 13 2D 13 27 13 24 13 22 13 22 13 22 13 43 82 07 08 13</text:p>
      <text:p text:style-name="P7">22 24 27 2A 2E 37 3B 3F 3C 3A 36 32 2E 2A 26 21 21 23 26 2A 2E 33 37 13 <text:span text:style-name="T16">2E</text:span> <text:span text:style-name="T16">33</text:span> <text:span text:style-name="T16">35</text:span> <text:span text:style-name="T28">13</text:span> <text:span text:style-name="T16">2D</text:span> <text:span text:style-name="T28">13</text:span> <text:span text:style-name="T16">27</text:span> <text:span text:style-name="T28">13</text:span> <text:span text:style-name="T16">24</text:span> <text:span text:style-name="T28">13</text:span> <text:span text:style-name="T16">22</text:span> <text:span text:style-name="T15">13 03 A0 09 08</text:span> <text:span text:style-name="T28">13</text:span> <text:span text:style-name="T16">22</text:span> <text:span text:style-name="T28">13</text:span> <text:span text:style-name="T16">22</text:span> <text:span text:style-name="T15">13 43 AA 09 08</text:span> <text:span text:style-name="T28">13</text:span> <text:span text:style-name="T16">22</text:span> <text:span text:style-name="T16">24</text:span> <text:span text:style-name="T16">27</text:span> <text:span text:style-name="T16">2A</text:span> <text:span text:style-name="T16">2E</text:span> <text:span text:style-name="T16">37</text:span> <text:span text:style-name="T16">3B</text:span> <text:span text:style-name="T16">3F</text:span> <text:span text:style-name="T16">3C</text:span> <text:span text:style-name="T16">3A</text:span> <text:span text:style-name="T16">36</text:span> <text:span text:style-name="T16">32</text:span> <text:span text:style-name="T16">2E</text:span> <text:span text:style-name="T16">2A</text:span></text:p>
      <text:p text:style-name="P7"><text:span text:style-name="T16">26</text:span> <text:span text:style-name="T16">21</text:span> <text:span text:style-name="T16">21</text:span> <text:span text:style-name="T16">23</text:span> <text:span text:style-name="T16">26</text:span> <text:span text:style-name="T16">2A</text:span> <text:span text:style-name="T16">2E</text:span> <text:span text:style-name="T16">33</text:span> <text:span text:style-name="T16">37</text:span> <text:span text:style-name="T26">01 03</text:span> <text:span text:style-name="T18">73 13 03 AC 0B 0E</text:span> <text:span text:style-name="T15">13 03 AA 0B 08</text:span> <text:span text:style-name="T26">01 03</text:span> <text:span text:style-name="T15">13 03 AF 0B 08</text:span> <text:span text:style-name="T26">01 03</text:span> <text:span text:style-name="T15">13 03 B4 0B 08</text:span> <text:span text:style-name="T23">01</text:span> 00 00 00 00 00 00 00 00 00 00 00 00 00 00 00 00 00 00 00 00 00 00 00 00 00 00 00 <text:span text:style-name="T26">11:42</text:span> <text:s text:c="9"/><text:span text:style-name="T18">11:44</text:span> <text:s text:c="9"/><text:span text:style-name="T15">11:42</text:span> <text:s text:c="3"/><text:span text:style-name="T26">11:47</text:span> <text:s text:c="6"/><text:span text:style-name="T15">11:47</text:span> <text:s text:c="3"/><text:span text:style-name="T26">11:52</text:span> <text:s text:c="6"/><text:span text:style-name="T15">11:52</text:span></text:p>
      <text:p text:style-name="P4"><text:span text:style-name="T29"><text:s text:c="24"/></text:span><text:span text:style-name="T16">37 11:37 na pompie było 110</text:span></text:p>
      <text:p text:style-name="P4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39M7S</meta:editing-duration>
    <meta:editing-cycles>34</meta:editing-cycles>
    <meta:generator>OpenOffice/4.1.5$Win32 OpenOffice.org_project/415m1$Build-9789</meta:generator>
    <dc:date>2019-02-03T12:12:16.14</dc:date>
    <dc:creator>Sławomir Malinowski</dc:creator>
    <meta:document-statistic meta:table-count="4" meta:image-count="0" meta:object-count="0" meta:page-count="1" meta:paragraph-count="56" meta:word-count="900" meta:character-count="5378"/>
    <meta:user-defined meta:name="Info 1"/>
    <meta:user-defined meta:name="Info 2"/>
    <meta:user-defined meta:name="Info 3"/>
    <meta:user-defined meta:name="Info 4"/>
  </office:meta>
</office:document-meta>
</file>